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new shoot system presence" calcext:value-type="string">
            <text:p>new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new shoot systems {$new shoot system} on a {whole plant}." calcext:value-type="string">
            <text:p>A {plant phenological trait} that is measured by the number of new shoot systems {$new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floral structure presence" calcext:value-type="string">
            <text:p>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loral structure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floral structures {$floral structure} on a {whole plant}." calcext:value-type="string">
            <text:p>A {plant phenological trait} that is measured by the number of floral structures {$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SUBSTITUTE(SUBSTITUTE([.E32]; &quot;PO:&quot;; &quot;&quot;); &quot;'&quot;; &quot;&quot;); &quot; presence&quot;)" office:value-type="string" office:string-value="non-senesced floral structure presence" calcext:value-type="string">
            <text:p>non-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ral structure</text:p>
          </table:table-cell>
          <table:table-cell table:style-name="ce7" table:formula="of:=CONCATENATE(&quot;A {plant phenological trait} that is measured by the number of &quot;; SUBSTITUTE(SUBSTITUTE([.E32]; &quot;PO:&quot;; &quot;&quot;); &quot;'&quot;; &quot;&quot;); &quot;s {$&quot;; [.E32]; &quot;} on a {whole plant}.&quot;)" office:value-type="string" office:string-value="A {plant phenological trait} that is measured by the number of non-senesced floral structures {$non-senesced floral structure} on a {whole plant}." calcext:value-type="string">
            <text:p>A {plant phenological trait} that is measured by the number of non-senesced floral structures {$non-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unopened floral structure presence" calcext:value-type="string">
            <text:p>un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ral structure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unopened floral structures {$unopened floral structure} on a {whole plant}." calcext:value-type="string">
            <text:p>A {plant phenological trait} that is measured by the number of unopened floral structures {$un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opening floral structure presence" calcext:value-type="string">
            <text:p>open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ral structure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opening floral structures {$opening floral structure} on a {whole plant}." calcext:value-type="string">
            <text:p>A {plant phenological trait} that is measured by the number of opening floral structures {$open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opened floral structure presence" calcext:value-type="string">
            <text:p>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ed floral structure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opened floral structures {$opened floral structure} on a {whole plant}." calcext:value-type="string">
            <text:p>A {plant phenological trait} that is measured by the number of opened floral structures {$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[.E36]; &quot; presence&quot;)" office:value-type="string" office:string-value="pollen-releasing floral structure presence" calcext:value-type="string">
            <text:p>pollen-releas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ral structure</text:p>
          </table:table-cell>
          <table:table-cell table:style-name="ce7" table:formula="of:=CONCATENATE(&quot;A {plant phenological trait} that is measured by the number of &quot;; [.E36]; &quot;s {$&quot;; [.E36]; &quot;} on a {whole plant}.&quot;)" office:value-type="string" office:string-value="A {plant phenological trait} that is measured by the number of pollen-releasing floral structures {$pollen-releasing floral structure} on a {whole plant}." calcext:value-type="string">
            <text:p>A {plant phenological trait} that is measured by the number of pollen-releasing floral structures {$pollen-releas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senesced floral structure presence" calcext:value-type="string">
            <text:p>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ral structure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senesced floral structures {$senesced floral structure} on a {whole plant}." calcext:value-type="string">
            <text:p>A {plant phenological trait} that is measured by the number of senesced floral structures {$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SUBSTITUTE(SUBSTITUTE([.E38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8]; &quot;PO:&quot;; &quot;&quot;); &quot;'&quot;; &quot;&quot;); &quot;s {$&quot;; [.E38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SUBSTITUTE(SUBSTITUTE([.E39]; &quot;PO:&quot;; &quot;&quot;); &quot;'&quot;; &quot;&quot;); &quot; presence&quot;)" office:value-type="string" office:string-value="non-senesced flower presence" calcext:value-type="string">
            <text:p>non-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</text:p>
          </table:table-cell>
          <table:table-cell table:style-name="ce7" table:formula="of:=CONCATENATE(&quot;A {plant phenological trait} that is measured by the number of &quot;; SUBSTITUTE(SUBSTITUTE([.E39]; &quot;PO:&quot;; &quot;&quot;); &quot;'&quot;; &quot;&quot;); &quot;s {$&quot;; [.E39]; &quot;} on a {whole plant}.&quot;)" office:value-type="string" office:string-value="A {plant phenological trait} that is measured by the number of non-senesced flowers {$non-senesced flower} on a {whole plant}." calcext:value-type="string">
            <text:p>A {plant phenological trait} that is measured by the number of non-senesced flowers {$non-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40]; &quot;s {$&quot;; [.E40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SUBSTITUTE(SUBSTITUTE([.E41]; &quot;PO:&quot;; &quot;&quot;); &quot;'&quot;; &quot;&quot;); &quot; presence&quot;)" office:value-type="string" office:string-value="opening flower presence" calcext:value-type="string">
            <text:p>open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wer</text:p>
          </table:table-cell>
          <table:table-cell table:style-name="ce7" table:formula="of:=CONCATENATE(&quot;A {plant phenological trait} that is measured by the number of &quot;; SUBSTITUTE(SUBSTITUTE([.E41]; &quot;PO:&quot;; &quot;&quot;); &quot;'&quot;; &quot;&quot;); &quot;s {$&quot;; [.E41]; &quot;} on a {whole plant}.&quot;)" office:value-type="string" office:string-value="A {plant phenological trait} that is measured by the number of opening flowers {$opening flower} on a {whole plant}." calcext:value-type="string">
            <text:p>A {plant phenological trait} that is measured by the number of opening flowers {$open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opened flower presence" calcext:value-type="string">
            <text:p>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ed flower</text:p>
          </table:table-cell>
          <table:table-cell table:style-name="ce7" table:formula="of:=CONCATENATE(&quot;A {plant phenological trait} that is measured by the number of &quot;; SUBSTITUTE(SUBSTITUTE([.E42]; &quot;PO:&quot;; &quot;&quot;); &quot;'&quot;; &quot;&quot;); &quot;s {$&quot;; [.E42]; &quot;} on a {whole plant}.&quot;)" office:value-type="string" office:string-value="A {plant phenological trait} that is measured by the number of opened flowers {$opened flower} on a {whole plant}." calcext:value-type="string">
            <text:p>A {plant phenological trait} that is measured by the number of opened flowers {$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3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SUBSTITUTE(SUBSTITUTE([.E43]; &quot;PO:&quot;; &quot;&quot;); &quot;'&quot;; &quot;&quot;); &quot;s {$&quot;; [.E43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SUBSTITUTE(SUBSTITUTE([.E44]; &quot;PO:&quot;; &quot;&quot;); &quot;'&quot;; &quot;&quot;); &quot;s {$&quot;; [.E44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&quot;; SUBSTITUTE(SUBSTITUTE([.E45]; &quot;PO:&quot;; &quot;&quot;); &quot;'&quot;; &quot;&quot;); &quot;s {$&quot;; [.E45]; &quot;} on a {whole plant}.&quot;)" office:value-type="string" office:string-value="A {plant phenological trait} that is measured by the number of inflorescences {$PO:'inflorescence'} on a {whole plant}." calcext:value-type="string">
            <text:p>A {plant phenological trait} that is measured by the number of inflorescence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non-senesced flower head presence" calcext:value-type="string">
            <text:p>non-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 head</text:p>
          </table:table-cell>
          <table:table-cell table:style-name="ce7" table:formula="of:=CONCATENATE(&quot;A {plant phenological trait} that is measured by the number of &quot;; SUBSTITUTE(SUBSTITUTE([.E46]; &quot;PO:&quot;; &quot;&quot;); &quot;'&quot;; &quot;&quot;); &quot;s {$&quot;; [.E46]; &quot;} on a {whole plant}.&quot;)" office:value-type="string" office:string-value="A {plant phenological trait} that is measured by the number of non-senesced flower heads {$non-senesced flower head} on a {whole plant}." calcext:value-type="string">
            <text:p>A {plant phenological trait} that is measured by the number of non-senesced flower heads {$non-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unopened flower head presence" calcext:value-type="string">
            <text:p>un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 head</text:p>
          </table:table-cell>
          <table:table-cell table:style-name="ce7" table:formula="of:=CONCATENATE(&quot;A {plant phenological trait} that is measured by the number of &quot;; SUBSTITUTE(SUBSTITUTE([.E47]; &quot;PO:&quot;; &quot;&quot;); &quot;'&quot;; &quot;&quot;); &quot;s {$&quot;; [.E47]; &quot;} on a {whole plant}.&quot;)" office:value-type="string" office:string-value="A {plant phenological trait} that is measured by the number of unopened flower heads {$unopened flower head} on a {whole plant}." calcext:value-type="string">
            <text:p>A {plant phenological trait} that is measured by the number of unopened flower heads {$un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opening flower head presence" calcext:value-type="string">
            <text:p>open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wer head</text:p>
          </table:table-cell>
          <table:table-cell table:style-name="ce7" table:formula="of:=CONCATENATE(&quot;A {plant phenological trait} that is measured by the number of &quot;; SUBSTITUTE(SUBSTITUTE([.E48]; &quot;PO:&quot;; &quot;&quot;); &quot;'&quot;; &quot;&quot;); &quot;s {$&quot;; [.E48]; &quot;} on a {whole plant}.&quot;)" office:value-type="string" office:string-value="A {plant phenological trait} that is measured by the number of opening flower heads {$opening flower head} on a {whole plant}." calcext:value-type="string">
            <text:p>A {plant phenological trait} that is measured by the number of opening flower heads {$open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table:formula="of:=CONCATENATE([.E49]; &quot; presence&quot;)" office:value-type="string" office:string-value="opened flower head presence" calcext:value-type="string">
            <text:p>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ed flower head</text:p>
          </table:table-cell>
          <table:table-cell table:style-name="ce7" table:formula="of:=CONCATENATE(&quot;A {plant phenological trait} that is measured by the number of &quot;; SUBSTITUTE(SUBSTITUTE([.E49]; &quot;PO:&quot;; &quot;&quot;); &quot;'&quot;; &quot;&quot;); &quot;s {$&quot;; [.E49]; &quot;} on a {whole plant}.&quot;)" office:value-type="string" office:string-value="A {plant phenological trait} that is measured by the number of opened flower heads {$opened flower head} on a {whole plant}." calcext:value-type="string">
            <text:p>A {plant phenological trait} that is measured by the number of opened flower heads {$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pollen-releasing flower head presence" calcext:value-type="string">
            <text:p>pollen-releas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 head</text:p>
          </table:table-cell>
          <table:table-cell table:style-name="ce7" table:formula="of:=CONCATENATE(&quot;A {plant phenological trait} that is measured by the number of &quot;; SUBSTITUTE(SUBSTITUTE([.E50]; &quot;PO:&quot;; &quot;&quot;); &quot;'&quot;; &quot;&quot;); &quot;s {$&quot;; [.E50]; &quot;} on a {whole plant}.&quot;)" office:value-type="string" office:string-value="A {plant phenological trait} that is measured by the number of pollen-releasing flower heads {$pollen-releasing flower head} on a {whole plant}." calcext:value-type="string">
            <text:p>A {plant phenological trait} that is measured by the number of pollen-releasing flower heads {$pollen-releas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table:formula="of:=CONCATENATE([.E51]; &quot; presence&quot;)" office:value-type="string" office:string-value="senesced flower head presence" calcext:value-type="string">
            <text:p>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 head</text:p>
          </table:table-cell>
          <table:table-cell table:style-name="ce7" table:formula="of:=CONCATENATE(&quot;A {plant phenological trait} that is measured by the number of &quot;; SUBSTITUTE(SUBSTITUTE([.E51]; &quot;PO:&quot;; &quot;&quot;); &quot;'&quot;; &quot;&quot;); &quot;s {$&quot;; [.E51]; &quot;} on a {whole plant}.&quot;)" office:value-type="string" office:string-value="A {plant phenological trait} that is measured by the number of senesced flower heads {$senesced flower head} on a {whole plant}." calcext:value-type="string">
            <text:p>A {plant phenological trait} that is measured by the number of senesced flower heads {$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imple fruit or compound fruit</text:p>
          </table:table-cell>
          <table:table-cell table:style-name="ce7" table:formula="of:=CONCATENATE(&quot;A {plant phenological trait} that is measured by the number of &quot;; SUBSTITUTE(SUBSTITUTE([.E52]; &quot;PO:&quot;; &quot;&quot;); &quot;'&quot;; &quot;&quot;); &quot;s {$&quot;; [.E52]; &quot;} on a {whole plant}.&quot;)" office:value-type="string" office:string-value="A {plant phenological trait} that is measured by the number of simple fruit or compound fruits {$simple fruit or compound fruit} on a {whole plant}." calcext:value-type="string">
            <text:p>A {plant phenological trait} that is measured by the number of simple fruit or compound fruits {$simple fruit or compound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table:formula="of:=CONCATENATE([.E53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SUBSTITUTE(SUBSTITUTE([.E53]; &quot;PO:&quot;; &quot;&quot;); &quot;'&quot;; &quot;&quot;); &quot;s {$&quot;; [.E53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table:formula="of:=CONCATENATE([.E54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SUBSTITUTE(SUBSTITUTE([.E54]; &quot;PO:&quot;; &quot;&quot;); &quot;'&quot;; &quot;&quot;); &quot;s {$&quot;; [.E54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5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SUBSTITUTE(SUBSTITUTE([.E55]; &quot;PO:&quot;; &quot;&quot;); &quot;'&quot;; &quot;&quot;); &quot;s {$&quot;; [.E55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8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table:formula="of:=CONCATENATE([.E59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9]; &quot;s {$&quot;; [.E59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62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table:formula="of:=CONCATENATE([.E63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63]; &quot;s {$&quot;; [.E63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table:formula="of:=CONCATENATE([.E64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64]; &quot;s {$&quot;; [.E64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9</text:p>
          </table:table-cell>
          <table:table-cell table:formula="of:=CONCATENATE([.E65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5]; &quot;s {$&quot;; [.E65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60</text:p>
          </table:table-cell>
          <table:table-cell table:formula="of:=CONCATENATE([.E66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6]; &quot;s {$&quot;; [.E66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61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62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63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499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6:21:46.450745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1:54:24.173029047</dc:date>
    <dc:creator>Brian </dc:creator>
    <meta:editing-duration>P38DT7H9M9S</meta:editing-duration>
    <meta:editing-cycles>161</meta:editing-cycles>
    <meta:generator>LibreOffice/5.1.4.2$Linux_X86_64 LibreOffice_project/10m0$Build-2</meta:generator>
    <meta:document-statistic meta:table-count="1" meta:cell-count="455" meta:object-count="0"/>
  </office:meta>
</office:document-meta>
</file>